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able-cell-properties fo:border="thin solid #000000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Default" style:data-style-name="N19">
      <style:table-cell-properties fo:border="thin solid #000000"/>
    </style:style>
    <style:style style:name="ce15" style:family="table-cell" style:parent-style-name="Hiperlink" style:data-style-name="N0"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5.31812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10.0277083333333cm" style:use-optimal-column-width="true"/>
    </style:style>
    <style:style style:name="co7" style:family="table-column">
      <style:table-column-properties fo:break-before="auto" style:column-width="5.7414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4.97416666666667cm"/>
    </style:style>
    <style:style style:name="co15" style:family="table-column">
      <style:table-column-properties fo:break-before="auto" style:column-width="8.14916666666667cm"/>
    </style:style>
    <style:style style:name="co16" style:family="table-column">
      <style:table-column-properties fo:break-before="auto" style:column-width="2.460625cm" style:use-optimal-column-width="true"/>
    </style:style>
    <style:style style:name="co17" style:family="table-column">
      <style:table-column-properties fo:break-before="auto" style:column-width="2.69875cm" style:use-optimal-column-width="true"/>
    </style:style>
    <style:style style:name="co18" style:family="table-column">
      <style:table-column-properties fo:break-before="auto" style:column-width="2.778125cm" style:use-optimal-column-width="true"/>
    </style:style>
    <style:style style:name="co19" style:family="table-column">
      <style:table-column-properties fo:break-before="auto" style:column-width="4.94770833333333cm" style:use-optimal-column-width="true"/>
    </style:style>
    <style:style style:name="co20" style:family="table-column">
      <style:table-column-properties fo:break-before="auto" style:column-width="6.50875cm" style:use-optimal-column-width="true"/>
    </style:style>
    <style:style style:name="co21" style:family="table-column">
      <style:table-column-properties fo:break-before="auto" style:column-width="2.35479166666667cm" style:use-optimal-column-width="true"/>
    </style:style>
    <style:style style:name="co22" style:family="table-column">
      <style:table-column-properties fo:break-before="auto" style:column-width="4.49791666666667cm"/>
    </style:style>
    <style:style style:name="co23" style:family="table-column">
      <style:table-column-properties fo:break-before="auto" style:column-width="10.795cm" style:use-optimal-column-width="true"/>
    </style:style>
    <style:style style:name="co24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7.8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unidades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ESTADO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SITE</text:p>
          </table:table-cell>
          <table:table-cell office:value-type="string" table:style-name="ce3">
            <text:p>GITHUB</text:p>
          </table:table-cell>
          <table:table-cell office:value-type="string" table:style-name="ce3">
            <text:p>TWITTER</text:p>
          </table:table-cell>
          <table:table-cell office:value-type="string" table:style-name="ce3">
            <text:p>FACEBOOK</text:p>
          </table:table-cell>
          <table:table-cell office:value-type="string" table:style-name="ce3">
            <text:p>INSTAGRAM</text:p>
          </table:table-cell>
          <table:table-cell office:value-type="string" table:style-name="ce3">
            <text:p>TELEGRAM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Coluna1</text:p>
          </table:table-cell>
          <table:table-cell office:value-type="string" table:style-name="ce5">
            <text:p>PHPESTE</text:p>
          </table:table-cell>
          <table:table-cell office:value-type="string" table:style-name="ce5">
            <text:p>https://phpeste.net</text:p>
          </table:table-cell>
          <table:table-cell office:value-type="string" table:style-name="ce6">
            <text:p><text:a xlink:href="https://github.com/PHPeste">https://github.com/PHPeste</text:a></text:p>
          </table:table-cell>
          <table:table-cell office:value-type="string" table:style-name="ce6">
            <text:p><text:a xlink:href="https://twitter.com/phpestene">https://twitter.com/phpestene</text:a></text:p>
          </table:table-cell>
          <table:table-cell office:value-type="string" table:style-name="ce6">
            <text:p><text:a xlink:href="https://www.facebook.com/PeAgaPeste/">https://www.facebook.com/PeAgaPeste/</text:a></text:p>
          </table:table-cell>
          <table:table-cell office:value-type="string" table:style-name="ce6">
            <text:p><text:a xlink:href="https://www.instagram.com/phpeste/">https://www.instagram.com/phpeste/</text:a></text:p>
          </table:table-cell>
          <table:table-cell office:value-type="string" table:style-name="ce6">
            <text:p><text:a xlink:href="https://t.me/phpeste">https://t.me/phpeste</text:a>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AL</text:p>
          </table:table-cell>
          <table:table-cell office:value-type="string" table:style-name="ce5">
            <text:p>PHP User Group – Alagoas</text:p>
          </table:table-cell>
          <table:table-cell office:value-type="string" table:style-name="ce6">
            <text:p><text:a xlink:href="http://www.php-al.org/">http://www.php-al.org/</text:a></text:p>
          </table:table-cell>
          <table:table-cell office:value-type="string" table:style-name="ce6">
            <text:p><text:a xlink:href="https://github.com/PHP-AL">https://github.com/PHP-AL</text:a></text:p>
          </table:table-cell>
          <table:table-cell office:value-type="string" table:style-name="ce6">
            <text:p><text:a xlink:href="https://twitter.com/php_al">https://twitter.com/php_al</text:a></text:p>
          </table:table-cell>
          <table:table-cell office:value-type="string" table:style-name="ce15">
            <text:p><text:a xlink:href="https://www.facebook.com/groups/385099358172866/">https://www.facebook.com/groups/385099358172866/</text:a></text:p>
          </table:table-cell>
          <table:table-cell office:value-type="string" table:style-name="ce6">
            <text:p><text:a xlink:href="https://www.instagram.com/php.al/">https://www.instagram.com/php.al/</text:a></text:p>
          </table:table-cell>
          <table:table-cell table:style-name="ce5"/>
          <table:table-cell table:number-columns-repeated="16376"/>
        </table:table-row>
        <table:table-row table:style-name="ro4">
          <table:table-cell office:value-type="string" table:style-name="ce4">
            <text:p>BA</text:p>
          </table:table-cell>
          <table:table-cell office:value-type="string" table:style-name="ce5">
            <text:p>PHPBA</text:p>
          </table:table-cell>
          <table:table-cell office:value-type="string" table:style-name="ce6">
            <text:p><text:a xlink:href="http://phpba.com.br/">http://phpba.com.br/</text:a></text:p>
          </table:table-cell>
          <table:table-cell office:value-type="string" table:style-name="ce6">
            <text:p><text:a xlink:href="https://github.com/phpba/">https://github.com/phpba/</text:a></text:p>
          </table:table-cell>
          <table:table-cell office:value-type="string" table:style-name="ce6">
            <text:p><text:a xlink:href="https://twitter.com/phpba">https://twitter.com/phpba</text:a></text:p>
          </table:table-cell>
          <table:table-cell office:value-type="string" table:style-name="ce15">
            <text:p><text:a xlink:href="https://www.facebook.com/PHPBA-1452159261670420/">https://www.facebook.com/PHPBA-1452159261670420/</text:a></text:p>
          </table:table-cell>
          <table:table-cell table:style-name="ce5"/>
          <table:table-cell office:value-type="string" table:style-name="ce5">
            <text:p>https://telegram.me/phpba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CE</text:p>
          </table:table-cell>
          <table:table-cell office:value-type="string" table:style-name="ce5">
            <text:p>PHP com Rapadura</text:p>
          </table:table-cell>
          <table:table-cell office:value-type="string" table:style-name="ce6">
            <text:p><text:a xlink:href="http://phpcomrapadura.org/">http://phpcomrapadura.org/</text:a></text:p>
          </table:table-cell>
          <table:table-cell office:value-type="string" table:style-name="ce6">
            <text:p><text:a xlink:href="https://github.com/PHPcomRapadura">https://github.com/PHPcomRapadura</text:a></text:p>
          </table:table-cell>
          <table:table-cell office:value-type="string" table:style-name="ce6">
            <text:p><text:a xlink:href="https://twitter.com/phpcomrapadura">https://twitter.com/phpcomrapadura</text:a></text:p>
          </table:table-cell>
          <table:table-cell office:value-type="string" table:style-name="ce6">
            <text:p><text:a xlink:href="https://www.facebook.com/RAPADURAdoPoder/">https://www.facebook.com/RAPADURAdoPoder/</text:a></text:p>
          </table:table-cell>
          <table:table-cell office:value-type="string" table:style-name="ce6">
            <text:p><text:a xlink:href="https://www.instagram.com/phpcomrapadura/">https://www.instagram.com/phpcomrapadura/</text:a></text:p>
          </table:table-cell>
          <table:table-cell office:value-type="string" table:style-name="ce7">
            <text:p><text:a xlink:href="https://t.me/phpcomrapadura">https://t.me/phpcomrapadura</text:a>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MA</text:p>
          </table:table-cell>
          <table:table-cell office:value-type="string" table:style-name="ce5">
            <text:p>PHP Maranhão</text:p>
          </table:table-cell>
          <table:table-cell office:value-type="string" table:style-name="ce6">
            <text:p><text:a xlink:href="https://phpmaranhao.com.br/">https://phpmaranhao.com.br/</text:a></text:p>
          </table:table-cell>
          <table:table-cell office:value-type="string" table:style-name="ce6">
            <text:p><text:a xlink:href="https://github.com/phpmaranhao">https://github.com/phpmaranhao</text:a></text:p>
          </table:table-cell>
          <table:table-cell office:value-type="string" table:style-name="ce6">
            <text:p><text:a xlink:href="https://twitter.com/phpmaranhao">https://twitter.com/phpmaranhao</text:a></text:p>
          </table:table-cell>
          <table:table-cell office:value-type="string" table:style-name="ce6">
            <text:p><text:a xlink:href="https://www.facebook.com/devswebmaranhao/">https://www.facebook.com/devswebmaranhao/</text:a></text:p>
          </table:table-cell>
          <table:table-cell office:value-type="string" table:style-name="ce6">
            <text:p><text:a xlink:href="https://www.instagram.com/phpmaranhao/">https://www.instagram.com/phpmaranhao/</text:a></text:p>
          </table:table-cell>
          <table:table-cell office:value-type="string" table:style-name="ce5">
            <text:p>https://t.me/phpmaranhao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PB</text:p>
          </table:table-cell>
          <table:table-cell office:value-type="string" table:style-name="ce5">
            <text:p>PHP PB</text:p>
          </table:table-cell>
          <table:table-cell office:value-type="string" table:style-name="ce6">
            <text:p><text:a xlink:href="http://php-pb.net/">http://php-pb.net/</text:a></text:p>
          </table:table-cell>
          <table:table-cell office:value-type="string" table:style-name="ce6">
            <text:p><text:a xlink:href="https://github.com/php-pb">https://github.com/php-pb</text:a></text:p>
          </table:table-cell>
          <table:table-cell office:value-type="string" table:style-name="ce6">
            <text:p><text:a xlink:href="https://twitter.com/phppb">https://twitter.com/phppb</text:a></text:p>
          </table:table-cell>
          <table:table-cell office:value-type="string" table:style-name="ce15">
            <text:p><text:a xlink:href="https://www.facebook.com/PHP-PB-153629998034618/">https://www.facebook.com/PHP-PB-153629998034618/</text:a></text:p>
          </table:table-cell>
          <table:table-cell office:value-type="string" table:style-name="ce6">
            <text:p><text:a xlink:href="https://www.instagram.com/phppb/">https://www.instagram.com/phppb/</text:a></text:p>
          </table:table-cell>
          <table:table-cell office:value-type="string" table:style-name="ce6">
            <text:p><text:a xlink:href="https://t.me/phppb">https://t.me/phppb</text:a>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E</text:p>
          </table:table-cell>
          <table:table-cell office:value-type="string" table:style-name="ce5">
            <text:p>PHP Pernambuco</text:p>
          </table:table-cell>
          <table:table-cell office:value-type="string" table:style-name="ce6">
            <text:p><text:a xlink:href="https://www.phppe.net/">https://www.phppe.net/</text:a></text:p>
          </table:table-cell>
          <table:table-cell office:value-type="string" table:style-name="ce6">
            <text:p><text:a xlink:href="https://github.com/php-pernambuco">https://github.com/php-pernambuco</text:a></text:p>
          </table:table-cell>
          <table:table-cell office:value-type="string" table:style-name="ce6">
            <text:p><text:a xlink:href="https://twitter.com/PHPPernambuco">https://twitter.com/PHPPernambuco</text:a></text:p>
          </table:table-cell>
          <table:table-cell office:value-type="string" table:style-name="ce15">
            <text:p><text:a xlink:href="https://www.facebook.com/comunidadewebpe/">https://www.facebook.com/comunidadewebpe/</text:a></text:p>
          </table:table-cell>
          <table:table-cell office:value-type="string" table:style-name="ce6">
            <text:p><text:a xlink:href="https://www.instagram.com/phppernambuco/">https://www.instagram.com/phppernambuco/</text:a></text:p>
          </table:table-cell>
          <table:table-cell office:value-type="string" table:style-name="ce5">
            <text:p>https://t.me/phppe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PI</text:p>
          </table:table-cell>
          <table:table-cell office:value-type="string" table:style-name="ce5">
            <text:p>PHP PI</text:p>
          </table:table-cell>
          <table:table-cell table:number-columns-repeated="6" table:style-name="ce5"/>
          <table:table-cell table:number-columns-repeated="16376"/>
        </table:table-row>
        <table:table-row table:style-name="ro4">
          <table:table-cell office:value-type="string" table:style-name="ce4">
            <text:p>RN</text:p>
          </table:table-cell>
          <table:table-cell office:value-type="string" table:style-name="ce5">
            <text:p>PHP RN</text:p>
          </table:table-cell>
          <table:table-cell office:value-type="string" table:style-name="ce6">
            <text:p><text:a xlink:href="http://www.phprn.org/">http://www.phprn.org/</text:a></text:p>
          </table:table-cell>
          <table:table-cell office:value-type="string" table:style-name="ce6">
            <text:p><text:a xlink:href="https://github.com/phprn">https://github.com/phprn</text:a></text:p>
          </table:table-cell>
          <table:table-cell office:value-type="string" table:style-name="ce6">
            <text:p><text:a xlink:href="https://twitter.com/php_rn">https://twitter.com/php_rn</text:a></text:p>
          </table:table-cell>
          <table:table-cell office:value-type="string" table:style-name="ce15">
            <text:p><text:a xlink:href="https://www.facebook.com/groups/1686832664951730/">https://www.facebook.com/groups/1686832664951730/</text:a></text:p>
          </table:table-cell>
          <table:table-cell office:value-type="string" table:style-name="ce6">
            <text:p><text:a xlink:href="https://www.instagram.com/php.rn/">https://www.instagram.com/php.rn/</text:a></text:p>
          </table:table-cell>
          <table:table-cell office:value-type="string" table:style-name="ce6">
            <text:p><text:a xlink:href="https://t.me/phprn">https://t.me/phprn</text:a>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SE</text:p>
          </table:table-cell>
          <table:table-cell office:value-type="string" table:style-name="ce5">
            <text:p>PHP SE</text:p>
          </table:table-cell>
          <table:table-cell office:value-type="string" table:style-name="ce6">
            <text:p><text:a xlink:href="http://www.phpse.net/">http://www.phpse.net/</text:a></text:p>
          </table:table-cell>
          <table:table-cell office:value-type="string" table:style-name="ce6">
            <text:p><text:a xlink:href="https://github.com/PHPSergipe">https://github.com/PHPSergipe</text:a></text:p>
          </table:table-cell>
          <table:table-cell office:value-type="string" table:style-name="ce6">
            <text:p><text:a xlink:href="https://twitter.com/phpse">https://twitter.com/phpse</text:a></text:p>
          </table:table-cell>
          <table:table-cell office:value-type="string" table:style-name="ce15">
            <text:p><text:a xlink:href="https://www.facebook.com/PHP-Sergipe-296232240477531/">https://www.facebook.com/PHP-Sergipe-296232240477531/</text:a></text:p>
          </table:table-cell>
          <table:table-cell table:style-name="ce5"/>
          <table:table-cell office:value-type="string" table:style-name="ce6">
            <text:p><text:a xlink:href="https://telegram.me/phpSE">https://telegram.me/phpSE</text:a></text:p>
          </table:table-cell>
          <table:table-cell table:number-columns-repeated="16376"/>
        </table:table-row>
        <table:table-row table:style-name="ro4">
          <table:table-cell table:style-name="ce8"/>
          <table:table-cell table:number-columns-repeated="16383" table:style-name="ce1"/>
        </table:table-row>
        <table:table-row table:number-rows-repeated="1048564" table:style-name="ro5">
          <table:table-cell table:number-columns-repeated="16384"/>
        </table:table-row>
      </table:table>
      <table:table table:name="Github" table:style-name="ta1">
        <table:shapes>
          <draw:frame draw:z-index="1" draw:id="id0" draw:style-name="a0" draw:name="Gráfico 1" svg:x="1.40157in" svg:y="2.46535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8" table:number-columns-repeated="16377" table:default-cell-style-name="ce1"/>
        <table:table-row table:style-name="ro1">
          <table:table-cell office:value-type="string" office:string-value="ESTADO" table:formula="of:=[Comunidades.A1]" table:style-name="ce3">
            <text:p>ESTADO</text:p>
          </table:table-cell>
          <table:table-cell office:value-type="string" office:string-value="NOME" table:formula="of:=[Comunidades.B1]" table:style-name="ce3">
            <text:p>NOME</text:p>
          </table:table-cell>
          <table:table-cell office:value-type="string" office:string-value="GITHUB" table:formula="of:=[Comunidades.D1]" table:style-name="ce3">
            <text:p>GITHUB</text:p>
          </table:table-cell>
          <table:table-cell office:value-type="string" table:style-name="ce3">
            <text:p>Repositórios</text:p>
          </table:table-cell>
          <table:table-cell office:value-type="string" table:style-name="ce3">
            <text:p>Pessoas</text:p>
          </table:table-cell>
          <table:table-cell office:value-type="string" table:style-name="ce3">
            <text:p>Produtividade</text:p>
          </table:table-cell>
          <table:table-cell office:value-type="string" table:style-name="ce3">
            <text:p>Data Coleta</text:p>
          </table:table-cell>
          <table:table-cell table:number-columns-repeated="16377"/>
        </table:table-row>
        <table:table-row table:style-name="ro4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github.com/phpmaranhao" table:formula="of:=[Comunidades.D6]" table:style-name="ce5">
            <text:p>https://github.com/phpmaranhao</text:p>
          </table:table-cell>
          <table:table-cell office:value-type="float" office:value="29" table:style-name="ce5">
            <text:p>29</text:p>
          </table:table-cell>
          <table:table-cell office:value-type="float" office:value="4" table:style-name="ce5">
            <text:p>4</text:p>
          </table:table-cell>
          <table:table-cell office:value-type="float" office:value="7.25" table:formula="of:=[.D2]/[.E2]" table:style-name="ce9">
            <text:p>7,25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github.com/phprn" table:formula="of:=[Comunidades.D10]" table:style-name="ce5">
            <text:p>https://github.com/phprn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7" table:formula="of:=[.D3]/[.E3]" table:style-name="ce9">
            <text:p>7,0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github.com/PHPcomRapadura" table:formula="of:=[Comunidades.D5]" table:style-name="ce5">
            <text:p>https://github.com/PHPcomRapadura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5">
            <text:p>8</text:p>
          </table:table-cell>
          <table:table-cell office:value-type="float" office:value="3.5" table:formula="of:=[.D4]/[.E4]" table:style-name="ce9">
            <text:p>3,5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string" office:string-value="https://github.com/PHPSergipe" table:formula="of:=[Comunidades.D11]" table:style-name="ce5">
            <text:p>https://github.com/PHPSergipe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.5" table:formula="of:=[.D5]/[.E5]" table:style-name="ce9">
            <text:p>2,5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github.com/php-pb" table:formula="of:=[Comunidades.D7]" table:style-name="ce5">
            <text:p>https://github.com/php-pb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1.8" table:formula="of:=[.D6]/[.E6]" table:style-name="ce9">
            <text:p>1,8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github.com/PHPeste" table:formula="of:=[Comunidades.D2]" table:style-name="ce5">
            <text:p>https://github.com/PHPeste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.75" table:formula="of:=[.D7]/[.E7]" table:style-name="ce9">
            <text:p>1,75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string" office:string-value="https://github.com/phpba/" table:formula="of:=[Comunidades.D4]" table:style-name="ce5">
            <text:p>https://github.com/phpba/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" table:formula="of:=[.D8]/[.E8]" table:style-name="ce9">
            <text:p>1,0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github.com/php-pernambuco" table:formula="of:=[Comunidades.D8]" table:style-name="ce5">
            <text:p>https://github.com/php-pernambuco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[.D9]/[.E9]" table:style-name="ce9">
            <text:p>1,0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string" office:string-value="https://github.com/PHP-AL" table:formula="of:=[Comunidades.D3]" table:style-name="ce5">
            <text:p>https://github.com/PHP-AL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0.4" table:formula="of:=[.D10]/[.E10]" table:style-name="ce9">
            <text:p>0,4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style-name="ro4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D9]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9">
            <text:p>0,0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7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1"/>
          <table:table-cell table:style-name="ce11"/>
          <table:table-cell table:number-columns-repeated="16382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Telegram" table:style-name="ta1">
        <table:shapes>
          <draw:frame draw:z-index="1" draw:id="id1" draw:style-name="a1" draw:name="Gráfico 1" svg:x="0.7811in" svg:y="2.8724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8" table:number-columns-repeated="16379" table:default-cell-style-name="ce1"/>
        <table:table-row table:style-name="ro1">
          <table:table-cell table:style-name="ce3"/>
          <table:table-cell office:value-type="string" office:string-value="NOME" table:formula="of:=[Comunidades.B1]" table:style-name="ce3">
            <text:p>NOME</text:p>
          </table:table-cell>
          <table:table-cell office:value-type="string" office:string-value="TELEGRAM" table:formula="of:=[Comunidades.H1]" table:style-name="ce3">
            <text:p>TELEGRAM</text:p>
          </table:table-cell>
          <table:table-cell office:value-type="string" table:style-name="ce3">
            <text:p>Membros</text:p>
          </table:table-cell>
          <table:table-cell office:value-type="string" table:style-name="ce3">
            <text:p>Coleta</text:p>
          </table:table-cell>
          <table:table-cell table:number-columns-repeated="16379"/>
        </table:table-row>
        <table:table-row table:style-name="ro4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t.me/phpcomrapadura" table:formula="of:=[Comunidades.H5]" table:style-name="ce5">
            <text:p>https://t.me/phpcomrapadura</text:p>
          </table:table-cell>
          <table:table-cell office:value-type="float" office:value="479" table:style-name="ce5">
            <text:p>479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t.me/phpmaranhao" table:formula="of:=[Comunidades.H6]" table:style-name="ce5">
            <text:p>https://t.me/phpmaranhao</text:p>
          </table:table-cell>
          <table:table-cell office:value-type="float" office:value="439" table:style-name="ce5">
            <text:p>439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string" office:string-value="https://telegram.me/phpba" table:formula="of:=[Comunidades.H4]" table:style-name="ce5">
            <text:p>https://telegram.me/phpba</text:p>
          </table:table-cell>
          <table:table-cell office:value-type="float" office:value="354" table:style-name="ce5">
            <text:p>354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t.me/phppe" table:formula="of:=[Comunidades.H8]" table:style-name="ce5">
            <text:p>https://t.me/phppe</text:p>
          </table:table-cell>
          <table:table-cell office:value-type="float" office:value="290" table:style-name="ce5">
            <text:p>29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t.me/phprn" table:formula="of:=[Comunidades.H10]" table:style-name="ce5">
            <text:p>https://t.me/phprn</text:p>
          </table:table-cell>
          <table:table-cell office:value-type="float" office:value="240" table:style-name="ce5">
            <text:p>24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t.me/phpeste" table:formula="of:=[Comunidades.H2]" table:style-name="ce5">
            <text:p>https://t.me/phpeste</text:p>
          </table:table-cell>
          <table:table-cell office:value-type="float" office:value="205" table:style-name="ce5">
            <text:p>205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string" office:string-value="https://telegram.me/phpSE" table:formula="of:=[Comunidades.H11]" table:style-name="ce5">
            <text:p>https://telegram.me/phpSE</text:p>
          </table:table-cell>
          <table:table-cell office:value-type="float" office:value="75" table:style-name="ce5">
            <text:p>75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t.me/phppb" table:formula="of:=[Comunidades.H7]" table:style-name="ce5">
            <text:p>https://t.me/phppb</text:p>
          </table:table-cell>
          <table:table-cell office:value-type="float" office:value="61" table:style-name="ce5">
            <text:p>61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float" office:value="0" table:formula="of:=[Comunidades.H3]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style-name="ro4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H9]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10">
            <text:p>25/10/19</text:p>
          </table:table-cell>
          <table:table-cell table:number-columns-repeated="16379"/>
        </table:table-row>
        <table:table-row table:number-rows-repeated="1048565" table:style-name="ro4">
          <table:table-cell table:number-columns-repeated="16384"/>
        </table:table-row>
      </table:table>
      <table:table table:name="Instagram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office:string-value="ESTADO" table:formula="of:=[Comunidades.A1]" table:style-name="ce3">
            <text:p>ESTADO</text:p>
          </table:table-cell>
          <table:table-cell office:value-type="string" office:string-value="NOME" table:formula="of:=[Comunidades.B1]" table:style-name="ce3">
            <text:p>NOME</text:p>
          </table:table-cell>
          <table:table-cell office:value-type="string" office:string-value="INSTAGRAM" table:formula="of:=[Comunidades.G1]" table:style-name="ce3">
            <text:p>INSTAGRAM</text:p>
          </table:table-cell>
          <table:table-cell office:value-type="string" table:style-name="ce3">
            <text:p>Publicações</text:p>
          </table:table-cell>
          <table:table-cell office:value-type="string" table:style-name="ce12">
            <text:p>Seguidores</text:p>
          </table:table-cell>
          <table:table-cell office:value-type="string" table:style-name="ce12">
            <text:p>Data Coleta</text:p>
          </table:table-cell>
          <table:table-cell table:number-columns-repeated="16378"/>
        </table:table-row>
        <table:table-row table:style-name="ro4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www.instagram.com/php.rn/" table:formula="of:=[Comunidades.G10]" table:style-name="ce5">
            <text:p>https://www.instagram.com/php.rn/</text:p>
          </table:table-cell>
          <table:table-cell office:value-type="float" office:value="18" table:style-name="ce13">
            <text:p>18</text:p>
          </table:table-cell>
          <table:table-cell office:value-type="float" office:value="1087" table:style-name="ce5">
            <text:p>1087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www.instagram.com/phpcomrapadura/" table:formula="of:=[Comunidades.G5]" table:style-name="ce5">
            <text:p>https://www.instagram.com/phpcomrapadura/</text:p>
          </table:table-cell>
          <table:table-cell office:value-type="float" office:value="25" table:style-name="ce13">
            <text:p>25</text:p>
          </table:table-cell>
          <table:table-cell office:value-type="float" office:value="955" table:style-name="ce5">
            <text:p>955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www.instagram.com/phpmaranhao/" table:formula="of:=[Comunidades.G6]" table:style-name="ce5">
            <text:p>https://www.instagram.com/phpmaranhao/</text:p>
          </table:table-cell>
          <table:table-cell office:value-type="float" office:value="52" table:style-name="ce13">
            <text:p>52</text:p>
          </table:table-cell>
          <table:table-cell office:value-type="float" office:value="476" table:style-name="ce5">
            <text:p>476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www.instagram.com/phpeste/" table:formula="of:=[Comunidades.G2]" table:style-name="ce5">
            <text:p>https://www.instagram.com/phpeste/</text:p>
          </table:table-cell>
          <table:table-cell office:value-type="float" office:value="49" table:style-name="ce13">
            <text:p>49</text:p>
          </table:table-cell>
          <table:table-cell office:value-type="float" office:value="346" table:style-name="ce5">
            <text:p>346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www.instagram.com/phppernambuco/" table:formula="of:=[Comunidades.G8]" table:style-name="ce5">
            <text:p>https://www.instagram.com/phppernambuco/</text:p>
          </table:table-cell>
          <table:table-cell office:value-type="float" office:value="26" table:style-name="ce13">
            <text:p>26</text:p>
          </table:table-cell>
          <table:table-cell office:value-type="float" office:value="104" table:style-name="ce5">
            <text:p>104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www.instagram.com/phppb/" table:formula="of:=[Comunidades.G7]" table:style-name="ce5">
            <text:p>https://www.instagram.com/phppb/</text:p>
          </table:table-cell>
          <table:table-cell office:value-type="float" office:value="1" table:style-name="ce13">
            <text:p>1</text:p>
          </table:table-cell>
          <table:table-cell office:value-type="float" office:value="21" table:style-name="ce5">
            <text:p>21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string" office:string-value="https://www.instagram.com/php.al/" table:formula="of:=[Comunidades.G3]" table:style-name="ce5">
            <text:p>https://www.instagram.com/php.al/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5">
            <text:p>5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float" office:value="0" table:formula="of:=[Comunidades.G4]" table:style-name="ce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G9]" table:style-name="ce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4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float" office:value="0" table:formula="of:=[Comunidades.G11]" table:style-name="ce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style-name="ce1">
            <draw:frame draw:z-index="1" draw:id="id2" draw:style-name="a2" draw:name="Gráfico 2" svg:x="0.69196in" svg:y="0.010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4">
          <table:table-cell table:number-columns-repeated="5"/>
          <table:table-cell table:style-name="ce1">
            <draw:frame draw:z-index="2" draw:id="id3" draw:style-name="a3" draw:name="Gráfico 3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0" table:style-name="ro4">
          <table:table-cell table:number-columns-repeated="16384"/>
        </table:table-row>
      </table:table>
      <table:table table:name="Twitter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8" table:number-columns-repeated="16379" table:default-cell-style-name="ce1"/>
        <table:table-row table:style-name="ro1">
          <table:table-cell office:value-type="string" office:string-value="ESTADO" table:formula="of:=[Comunidades.A1]" table:style-name="ce3">
            <text:p>ESTADO</text:p>
          </table:table-cell>
          <table:table-cell office:value-type="string" office:string-value="NOME" table:formula="of:=[Comunidades.B1]" table:style-name="ce3">
            <text:p>NOME</text:p>
          </table:table-cell>
          <table:table-cell office:value-type="string" office:string-value="TWITTER" table:formula="of:=[Comunidades.E1]" table:style-name="ce3">
            <text:p>TWITTER</text:p>
          </table:table-cell>
          <table:table-cell office:value-type="string" table:style-name="ce3">
            <text:p>Tweets</text:p>
          </table:table-cell>
          <table:table-cell office:value-type="string" table:style-name="ce12">
            <text:p>Seguidores</text:p>
          </table:table-cell>
          <table:table-cell table:number-columns-repeated="16379"/>
        </table:table-row>
        <table:table-row table:style-name="ro4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twitter.com/phpestene" table:formula="of:=[Comunidades.E2]" table:style-name="ce5">
            <text:p>https://twitter.com/phpestene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string" office:string-value="https://twitter.com/php_al" table:formula="of:=[Comunidades.E3]" table:style-name="ce5">
            <text:p>https://twitter.com/php_al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string" office:string-value="https://twitter.com/phpba" table:formula="of:=[Comunidades.E4]" table:style-name="ce5">
            <text:p>https://twitter.com/phpba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twitter.com/phpcomrapadura" table:formula="of:=[Comunidades.E5]" table:style-name="ce5">
            <text:p>https://twitter.com/phpcomrapadura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twitter.com/phpmaranhao" table:formula="of:=[Comunidades.E6]" table:style-name="ce5">
            <text:p>https://twitter.com/phpmaranhao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twitter.com/phppb" table:formula="of:=[Comunidades.E7]" table:style-name="ce5">
            <text:p>https://twitter.com/phppb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twitter.com/PHPPernambuco" table:formula="of:=[Comunidades.E8]" table:style-name="ce5">
            <text:p>https://twitter.com/PHPPernambuco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E9]" table:style-name="ce5">
            <text:p>0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twitter.com/php_rn" table:formula="of:=[Comunidades.E10]" table:style-name="ce5">
            <text:p>https://twitter.com/php_rn</text:p>
          </table:table-cell>
          <table:table-cell table:style-name="ce13"/>
          <table:table-cell table:style-name="ce16"/>
          <table:table-cell table:number-columns-repeated="16379"/>
        </table:table-row>
        <table:table-row table:style-name="ro4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string" office:string-value="https://twitter.com/phpse" table:formula="of:=[Comunidades.E11]" table:style-name="ce5">
            <text:p>https://twitter.com/phpse</text:p>
          </table:table-cell>
          <table:table-cell table:style-name="ce13"/>
          <table:table-cell table:style-name="ce16"/>
          <table:table-cell table:number-columns-repeated="16379"/>
        </table:table-row>
        <table:table-row table:number-rows-repeated="1048565" table:style-name="ro4">
          <table:table-cell table:number-columns-repeated="16384"/>
        </table:table-row>
      </table:table>
      <table:table table:name="Facebook" table:style-name="ta1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number-columns-repeated="16380" table:default-cell-style-name="ce1"/>
        <table:table-row table:style-name="ro1">
          <table:table-cell office:value-type="string" office:string-value="ESTADO" table:formula="of:=[Comunidades.A1]" table:style-name="ce3">
            <text:p>ESTADO</text:p>
          </table:table-cell>
          <table:table-cell office:value-type="string" office:string-value="NOME" table:formula="of:=[Comunidades.B1]" table:style-name="ce3">
            <text:p>NOME</text:p>
          </table:table-cell>
          <table:table-cell office:value-type="string" office:string-value="FACEBOOK" table:formula="of:=[Comunidades.F1]" table:style-name="ce3">
            <text:p>FACEBOOK</text:p>
          </table:table-cell>
          <table:table-cell office:value-type="string" office:string-value="INSTAGRAM" table:formula="of:=[Comunidades.G1]" table:style-name="ce3">
            <text:p>INSTAGRAM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www.facebook.com/PeAgaPeste/" table:formula="of:=[Comunidades.F2]" table:style-name="ce5">
            <text:p>https://www.facebook.com/PeAgaPeste/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string" office:string-value="https://www.facebook.com/groups/385099358172866/" table:formula="of:=[Comunidades.F3]" table:style-name="ce5">
            <text:p>https://www.facebook.com/groups/385099358172866/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string" office:string-value="https://www.facebook.com/PHPBA-1452159261670420/" table:formula="of:=[Comunidades.F4]" table:style-name="ce5">
            <text:p>https://www.facebook.com/PHPBA-1452159261670420/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www.facebook.com/RAPADURAdoPoder/" table:formula="of:=[Comunidades.F5]" table:style-name="ce5">
            <text:p>https://www.facebook.com/RAPADURAdoPoder/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www.facebook.com/devswebmaranhao/" table:formula="of:=[Comunidades.F6]" table:style-name="ce5">
            <text:p>https://www.facebook.com/devswebmaranhao/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www.facebook.com/PHP-PB-153629998034618/" table:formula="of:=[Comunidades.F7]" table:style-name="ce5">
            <text:p>https://www.facebook.com/PHP-PB-153629998034618/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www.facebook.com/comunidadewebpe/" table:formula="of:=[Comunidades.F8]" table:style-name="ce5">
            <text:p>https://www.facebook.com/comunidadewebpe/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F9]" table:style-name="ce5">
            <text:p>0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www.facebook.com/groups/1686832664951730/" table:formula="of:=[Comunidades.F10]" table:style-name="ce5">
            <text:p>https://www.facebook.com/groups/1686832664951730/</text:p>
          </table:table-cell>
          <table:table-cell table:style-name="ce5"/>
          <table:table-cell table:number-columns-repeated="16380"/>
        </table:table-row>
        <table:table-row table:style-name="ro4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string" office:string-value="https://www.facebook.com/PHP-Sergipe-296232240477531/" table:formula="of:=[Comunidades.F11]" table:style-name="ce5">
            <text:p>https://www.facebook.com/PHP-Sergipe-296232240477531/</text:p>
          </table:table-cell>
          <table:table-cell table:style-name="ce5"/>
          <table:table-cell table:number-columns-repeated="16380"/>
        </table:table-row>
        <table:table-row table:number-rows-repeated="1048565" table:style-name="ro4">
          <table:table-cell table:number-columns-repeated="16384"/>
        </table:table-row>
      </table:table>
      <table:database-ranges>
        <table:database-range table:target-range-address="Comunidades.A2:Comunidades.H12" table:name="__Anonymous_Sheet_DB__0">
          <table:sort>
            <table:sort-by table:field-number="0"/>
          </table:sort>
        </table:database-range>
        <table:database-range table:target-range-address="Github.A2:Github.F11" table:name="__Anonymous_Sheet_DB__1" table:contains-header="false">
          <table:sort>
            <table:sort-by table:field-number="5" table:order="descending"/>
          </table:sort>
        </table:database-range>
        <table:database-range table:target-range-address="Telegram.A2:Telegram.E11" table:name="__Anonymous_Sheet_DB__2" table:contains-header="false">
          <table:sort>
            <table:sort-by table:field-number="3" table:order="descending"/>
          </table:sort>
        </table:database-range>
        <table:database-range table:target-range-address="Instagram.A2:Instagram.F11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link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George Maia</dc:creator>
    <meta:creation-date>2019-10-25T08:41:56Z</meta:creation-date>
    <dc:date>2019-10-26T11:29:16Z</dc:date>
    <meta:editing-cycles>59</meta:editing-cycles>
    <meta:editing-duration>PT1463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Representatitve no Github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ithub.$A$2:.$B$11"/>
          </chart:axis>
          <chart:series chart:label-cell-address="Github.$D$1" chart:values-cell-range-address="Github.$D$2:.$D$11" chart:class="chart:bar" chart:attached-axis="primary-y" chart:style-name="G0S0">
            <chart:data-point chart:repeated="10"/>
          </chart:series>
          <chart:series chart:label-cell-address="Github.$E$1" chart:values-cell-range-address="Github.$E$2:.$E$11" chart:class="chart:bar" chart:attached-axis="primary-y" chart:style-name="G0S1">
            <chart:data-point chart:repeated="10"/>
          </chart:series>
          <chart:series chart:label-cell-address="Github.$F$1" chart:values-cell-range-address="Github.$F$2:.$F$11" chart:class="chart:bar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Quantidade de Membros no Telegra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elegram.$B$2:.$B$11"/>
          </chart:axis>
          <chart:series chart:label-cell-address="Telegram.$D$1" chart:values-cell-range-address="Telegram.$D$2:.$D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nstagram - Seguidor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tagram.$B$2:.$B$11"/>
          </chart:axis>
          <chart:series chart:label-cell-address="Instagram.$E$1" chart:values-cell-range-address="Instagram.$E$2:.$E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nstagram - Publicaçõ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tagram.$B$2:.$B$11"/>
          </chart:axis>
          <chart:series chart:label-cell-address="Instagram.$D$1" chart:values-cell-range-address="Instagram.$D$2:.$D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